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8569in" table:align="left"/>
    </style:style>
    <style:style style:name="Table1.A" style:family="table-column">
      <style:table-column-properties style:column-width="0.9368in"/>
    </style:style>
    <style:style style:name="Table1.B" style:family="table-column">
      <style:table-column-properties style:column-width="0.9924in"/>
    </style:style>
    <style:style style:name="Table1.C" style:family="table-column">
      <style:table-column-properties style:column-width="1.9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T1" style:family="text">
      <style:text-properties fo:color="#c9211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<text:span text:style-name="T1">HTML + PHP Forms</text:span></text:span></text:h>
      <text:p text:style-name="Horizontal_20_Line"/>
      <text:h text:style-name="Heading_20_2" text:outline-level="2">🧠 <text:span text:style-name="Strong_20_Emphasis">1. What is an HTML Form?</text:span></text:h>
      <text:p text:style-name="Text_20_body"><text:span text:style-name="Strong_20_Emphasis">Definition:</text:span><text:line-break/>An HTML form is used to <text:span text:style-name="Strong_20_Emphasis">collect information from the user</text:span> (like name, email, password, files, etc.) and <text:span text:style-name="Strong_20_Emphasis">send it to a server</text:span> for processing.</text:p>
      <text:p text:style-name="Text_20_body"><text:span text:style-name="Strong_20_Emphasis">Example:</text:span><text:line-break/>Login forms, contact forms, sign-up forms, search boxes — all are HTML forms.</text:p>
      <text:h text:style-name="Heading_20_2" text:outline-level="2">🏗️ <text:span text:style-name="Strong_20_Emphasis">2. Basic Form Structure</text:span></text:h>
      <text:p text:style-name="Preformatted_20_Text"><text:span text:style-name="Source_20_Text">&lt;form action="process.php" method="post"&gt;</text:span></text:p>
      <text:p text:style-name="Preformatted_20_Text"><text:span text:style-name="Source_20_Text"><text:s text:c="2"/>&lt;label&gt;Name:&lt;/label&gt;</text:span></text:p>
      <text:p text:style-name="Preformatted_20_Text"><text:span text:style-name="Source_20_Text"><text:s text:c="2"/>&lt;input type="text" name="name" required&gt;&lt;br&gt;&lt;br&gt;</text:span></text:p>
      <text:p text:style-name="Preformatted_20_Text"/>
      <text:p text:style-name="Preformatted_20_Text"><text:span text:style-name="Source_20_Text"><text:s text:c="2"/>&lt;label&gt;Email:&lt;/label&gt;</text:span></text:p>
      <text:p text:style-name="Preformatted_20_Text"><text:span text:style-name="Source_20_Text"><text:s text:c="2"/>&lt;input type="email" name="email" required&gt;&lt;br&gt;&lt;br&gt;</text:span></text:p>
      <text:p text:style-name="Preformatted_20_Text"/>
      <text:p text:style-name="Preformatted_20_Text"><text:span text:style-name="Source_20_Text"><text:s text:c="2"/>&lt;label&gt;Message:&lt;/label&gt;</text:span></text:p>
      <text:p text:style-name="Preformatted_20_Text"><text:span text:style-name="Source_20_Text"><text:s text:c="2"/>&lt;textarea name="message" rows="5" required&gt;&lt;/textarea&gt;&lt;br&gt;&lt;br&gt;</text:span></text:p>
      <text:p text:style-name="Preformatted_20_Text"/>
      <text:p text:style-name="Preformatted_20_Text"><text:span text:style-name="Source_20_Text"><text:s text:c="2"/>&lt;button type="submit"&gt;Send&lt;/button&gt;</text:span></text:p>
      <text:p text:style-name="P1"><text:span text:style-name="Source_20_Text">&lt;/form&gt;</text:span></text:p>
      <text:h text:style-name="Heading_20_3" text:outline-level="3"><text:span text:style-name="Strong_20_Emphasis"/></text:h>
      <text:h text:style-name="Heading_20_2" text:outline-level="2">⚙️ <text:span text:style-name="Strong_20_Emphasis">3. Receiving Form Data in PHP</text:span></text:h>
      <text:p text:style-name="Text_20_body">When the form is submitted, PHP can <text:span text:style-name="Strong_20_Emphasis">receive</text:span> the data using the <text:span text:style-name="Source_20_Text">$_POST</text:span> or <text:span text:style-name="Source_20_Text">$_GET</text:span> superglobal arrays.</text:p>
      <text:h text:style-name="Heading_20_3" text:outline-level="3">🧩 <text:span text:style-name="Strong_20_Emphasis">Example: process.php</text:span></text:h>
      <text:p text:style-name="Preformatted_20_Text"><text:span text:style-name="Source_20_Text">&lt;?php</text:span></text:p>
      <text:p text:style-name="Preformatted_20_Text"><text:span text:style-name="Source_20_Text">if ($_SERVER['REQUEST_METHOD'] == 'POST') {</text:span></text:p>
      <text:p text:style-name="Preformatted_20_Text"/>
      <text:p text:style-name="Preformatted_20_Text"><text:span text:style-name="Source_20_Text"><text:s text:c="4"/>$name = $_POST['name'];</text:span></text:p>
      <text:p text:style-name="Preformatted_20_Text"><text:span text:style-name="Source_20_Text"><text:s text:c="4"/>$email = $_POST['email'];</text:span></text:p>
      <text:p text:style-name="Preformatted_20_Text"><text:span text:style-name="Source_20_Text"><text:s text:c="4"/>$message = $_POST['message'];</text:span></text:p>
      <text:p text:style-name="Preformatted_20_Text"/>
      <text:p text:style-name="Preformatted_20_Text"><text:span text:style-name="Source_20_Text"><text:s text:c="4"/>echo "Name: $name &lt;br&gt;";</text:span></text:p>
      <text:p text:style-name="Preformatted_20_Text"><text:span text:style-name="Source_20_Text"><text:s text:c="4"/>echo "Email: $email &lt;br&gt;";</text:span></text:p>
      <text:p text:style-name="Preformatted_20_Text"><text:span text:style-name="Source_20_Text"><text:s text:c="4"/>echo "Message: $message &lt;br&gt;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2" text:outline-level="2"><text:soft-page-break/>🧰 <text:span text:style-name="Strong_20_Emphasis">4. Validating User Input</text:span></text:h>
      <text:p text:style-name="Text_20_body">Validation means <text:span text:style-name="Strong_20_Emphasis">checking if user input is correct or not</text:span>.</text:p>
      <text:h text:style-name="Heading_20_3" text:outline-level="3">Example:</text:h>
      <text:p text:style-name="Preformatted_20_Text"><text:span text:style-name="Source_20_Text">&lt;?php</text:span></text:p>
      <text:p text:style-name="Preformatted_20_Text"><text:span text:style-name="Source_20_Text">if(empty($_POST['name'])){</text:span></text:p>
      <text:p text:style-name="Preformatted_20_Text"><text:span text:style-name="Source_20_Text"><text:s text:c="4"/>echo "Name is required!";</text:span></text:p>
      <text:p text:style-name="Preformatted_20_Text"><text:span text:style-name="Source_20_Text">}</text:span></text:p>
      <text:p text:style-name="Preformatted_20_Text"><text:span text:style-name="Source_20_Text">else if(!filter_var($_POST['email'], FILTER_VALIDATE_EMAIL)){</text:span></text:p>
      <text:p text:style-name="Preformatted_20_Text"><text:span text:style-name="Source_20_Text"><text:s text:c="4"/>echo "Invalid Email!";</text:span></text:p>
      <text:p text:style-name="Preformatted_20_Text"><text:span text:style-name="Source_20_Text">}</text:span></text:p>
      <text:p text:style-name="Preformatted_20_Text"><text:span text:style-name="Source_20_Text">else {</text:span></text:p>
      <text:p text:style-name="Preformatted_20_Text"><text:span text:style-name="Source_20_Text"><text:s text:c="4"/>echo "Form Submitted Successfully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3" text:outline-level="3">✅ <text:span text:style-name="Strong_20_Emphasis">Why Validation is Important:</text:span></text:h>
      <text:list xml:id="list1744773035" text:style-name="L3">
        <text:list-item>
          <text:p text:style-name="P4">To prevent empty or wrong data.</text:p>
        </text:list-item>
        <text:list-item>
          <text:p text:style-name="P4">To protect your website from errors or attacks.</text:p>
        </text:list-item>
        <text:list-item>
          <text:p text:style-name="P4">To ensure correct format (like valid emails).</text:p>
        </text:list-item>
      </text:list>
      <text:p text:style-name="Horizontal_20_Line"/>
      <text:h text:style-name="Heading_20_2" text:outline-level="2">🧹 <text:span text:style-name="Strong_20_Emphasis">5. Sanitizing User Input</text:span></text:h>
      <text:p text:style-name="Text_20_body">Sanitization means <text:span text:style-name="Strong_20_Emphasis">cleaning the data</text:span> to remove harmful or unwanted characters.</text:p>
      <text:p text:style-name="Text_20_body">Example:</text:p>
      <text:p text:style-name="Preformatted_20_Text"><text:span text:style-name="Source_20_Text">$name = htmlspecialchars($_POST['name']);</text:span></text:p>
      <text:p text:style-name="P1"><text:span text:style-name="Source_20_Text">echo "Hello $name";</text:span></text:p>
      <text:p text:style-name="Text_20_body">🧠 <text:span text:style-name="Strong_20_Emphasis">Purpose:</text:span><text:line-break/>This prevents malicious code like<text:line-break/><text:span text:style-name="Source_20_Text">&lt;script&gt;alert('hack');&lt;/script&gt;</text:span><text:line-break/>from running in your webpage (protects from XSS attacks).</text:p>
      <text:p text:style-name="Horizontal_20_Line"/>
      <text:h text:style-name="Heading_20_2" text:outline-level="2">📁 <text:span text:style-name="Strong_20_Emphasis">6. File Upload in HTML + PHP</text:span></text:h>
      <text:h text:style-name="Heading_20_3" text:outline-level="3">HTML Code:</text:h>
      <text:p text:style-name="Preformatted_20_Text"><text:span text:style-name="Source_20_Text">&lt;form action="upload.php" method="post" enctype="multipart/form-data"&gt;</text:span></text:p>
      <text:p text:style-name="Preformatted_20_Text"><text:span text:style-name="Source_20_Text"><text:s text:c="2"/>&lt;input type="file" name="myfile"&gt;</text:span></text:p>
      <text:p text:style-name="Preformatted_20_Text"><text:span text:style-name="Source_20_Text"><text:s text:c="2"/>&lt;button type="submit"&gt;Upload&lt;/button&gt;</text:span></text:p>
      <text:p text:style-name="P1"><text:span text:style-name="Source_20_Text">&lt;/form&gt;</text:span></text:p>
      <text:h text:style-name="Heading_20_3" text:outline-level="3"><text:soft-page-break/>PHP Code:</text:h>
      <text:p text:style-name="Preformatted_20_Text"><text:span text:style-name="Source_20_Text">&lt;?php</text:span></text:p>
      <text:p text:style-name="Preformatted_20_Text"><text:span text:style-name="Source_20_Text">if(isset($_FILES['myfile'])){</text:span></text:p>
      <text:p text:style-name="Preformatted_20_Text"><text:span text:style-name="Source_20_Text"><text:s text:c="2"/>$file = $_FILES['myfile'];</text:span></text:p>
      <text:p text:style-name="Preformatted_20_Text"><text:span text:style-name="Source_20_Text"><text:s text:c="2"/>$filename = $file['name'];</text:span></text:p>
      <text:p text:style-name="Preformatted_20_Text"><text:span text:style-name="Source_20_Text"><text:s text:c="2"/>$tmp = $file['tmp_name'];</text:span></text:p>
      <text:p text:style-name="Preformatted_20_Text"/>
      <text:p text:style-name="Preformatted_20_Text"><text:span text:style-name="Source_20_Text"><text:s text:c="2"/>move_uploaded_file($tmp, "uploads/".$filename);</text:span></text:p>
      <text:p text:style-name="Preformatted_20_Text"><text:span text:style-name="Source_20_Text"><text:s text:c="2"/>echo "File uploaded successfully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3" text:outline-level="3">📘 <text:span text:style-name="Strong_20_Emphasis">Explanation:</text:span></text:h>
      <text:list xml:id="list2197673550" text:style-name="L4">
        <text:list-item>
          <text:p text:style-name="P5"><text:span text:style-name="Source_20_Text">enctype="multipart/form-data"</text:span> → required for file upload forms.</text:p>
        </text:list-item>
        <text:list-item>
          <text:p text:style-name="P5"><text:span text:style-name="Source_20_Text">$_FILES</text:span> → used to handle file uploads.</text:p>
        </text:list-item>
        <text:list-item>
          <text:p text:style-name="P5"><text:span text:style-name="Source_20_Text">move_uploaded_file()</text:span> → moves the file from temporary location to the final destination folder.</text:p>
        </text:list-item>
      </text:list>
      <text:p text:style-name="Horizontal_20_Line"/>
      <text:h text:style-name="Heading_20_2" text:outline-level="2">🛡️ <text:span text:style-name="Strong_20_Emphasis">7. Security Practices</text:span></text:h>
      <text:list xml:id="list319655356" text:style-name="L5">
        <text:list-item>
          <text:p text:style-name="P6"><text:span text:style-name="Strong_20_Emphasis">Always use </text:span><text:span text:style-name="Strong_20_Emphasis"><text:span text:style-name="Source_20_Text">POST</text:span></text:span> for sensitive data (passwords, forms).</text:p>
        </text:list-item>
        <text:list-item>
          <text:p text:style-name="P6"><text:span text:style-name="Strong_20_Emphasis">Validate and sanitize</text:span> all user inputs.</text:p>
        </text:list-item>
        <text:list-item>
          <text:p text:style-name="P6"><text:span text:style-name="Strong_20_Emphasis">Use CSRF Tokens</text:span> to prevent unauthorized submissions.</text:p>
        </text:list-item>
        <text:list-item>
          <text:p text:style-name="P6"><text:span text:style-name="Strong_20_Emphasis">Use prepared statements</text:span> to stop SQL Injection.</text:p>
        </text:list-item>
        <text:list-item>
          <text:p text:style-name="P6"><text:span text:style-name="Strong_20_Emphasis">Check file size and type</text:span> during uploads.</text:p>
        </text:list-item>
        <text:list-item>
          <text:p text:style-name="P6"><text:span text:style-name="Strong_20_Emphasis">Escape HTML output</text:span> using <text:span text:style-name="Source_20_Text">htmlspecialchars()</text:span>.</text:p>
        </text:list-item>
      </text:list>
      <text:p text:style-name="Horizontal_20_Line"/>
      <text:h text:style-name="Heading_20_2" text:outline-level="2">🔑 <text:span text:style-name="Strong_20_Emphasis">8. CSRF Protection </text:span></text:h>
      <text:p text:style-name="Text_20_body">CSRF = Cross-Site Request Forgery<text:line-break/>It happens when an attacker tricks a logged-in user into submitting a form without their knowledge.</text:p>
      <text:p text:style-name="Text_20_body"><text:span text:style-name="Strong_20_Emphasis">Solution:</text:span><text:line-break/>Add a <text:span text:style-name="Strong_20_Emphasis">hidden CSRF token</text:span> in your form and verify it in PHP.</text:p>
      <text:p text:style-name="Horizontal_20_Line"/>
      <text:h text:style-name="Heading_20_2" text:outline-level="2">🧱 <text:span text:style-name="Strong_20_Emphasis">9. Inserting Form Data into Database</text:span></text:h>
      <text:p text:style-name="Preformatted_20_Text"><text:span text:style-name="Source_20_Text">&lt;?php</text:span></text:p>
      <text:p text:style-name="Preformatted_20_Text"><text:soft-page-break/><text:span text:style-name="Source_20_Text">$pdo = new PDO("mysql:host=localhost;dbname=test", "root", "");</text:span></text:p>
      <text:p text:style-name="Preformatted_20_Text"/>
      <text:p text:style-name="Preformatted_20_Text"><text:span text:style-name="Source_20_Text">if($_SERVER['REQUEST_METHOD'] == 'POST'){</text:span></text:p>
      <text:p text:style-name="Preformatted_20_Text"><text:span text:style-name="Source_20_Text"><text:s text:c="2"/>$name = $_POST['name'];</text:span></text:p>
      <text:p text:style-name="Preformatted_20_Text"><text:span text:style-name="Source_20_Text"><text:s text:c="2"/>$email = $_POST['email'];</text:span></text:p>
      <text:p text:style-name="Preformatted_20_Text"><text:span text:style-name="Source_20_Text"><text:s text:c="2"/>$message = $_POST['message'];</text:span></text:p>
      <text:p text:style-name="Preformatted_20_Text"/>
      <text:p text:style-name="Preformatted_20_Text"><text:span text:style-name="Source_20_Text"><text:s text:c="2"/>$stmt = $pdo-&gt;prepare("INSERT INTO contacts (name, email, message) VALUES (?, ?, ?)");</text:span></text:p>
      <text:p text:style-name="Preformatted_20_Text"><text:span text:style-name="Source_20_Text"><text:s text:c="2"/>$stmt-&gt;execute([$name, $email, $message]);</text:span></text:p>
      <text:p text:style-name="Preformatted_20_Text"/>
      <text:p text:style-name="Preformatted_20_Text"><text:span text:style-name="Source_20_Text"><text:s text:c="2"/>echo "Data inserted successfully!";</text:span></text:p>
      <text:p text:style-name="Preformatted_20_Text"><text:span text:style-name="Source_20_Text">}</text:span></text:p>
      <text:p text:style-name="P1"><text:span text:style-name="Source_20_Text">?&gt;</text:span></text:p>
      <text:h text:style-name="Heading_20_3" text:outline-level="3"><text:span text:style-name="Strong_20_Emphasis"/></text:h>
      <text:h text:style-name="Heading_20_2" text:outline-level="2">💡 <text:span text:style-name="Strong_20_Emphasis">10. GET vs POS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GET</text:p>
            </table:table-cell>
            <table:table-cell table:style-name="Table1.A1" office:value-type="string">
              <text:p text:style-name="Table_20_Heading">POST</text:p>
            </table:table-cell>
          </table:table-row>
        </table:table-header-rows>
        <table:table-row>
          <table:table-cell table:style-name="Table1.A1" office:value-type="string">
            <text:p text:style-name="Table_20_Contents">Data in URL</text:p>
          </table:table-cell>
          <table:table-cell table:style-name="Table1.A1" office:value-type="string">
            <text:p text:style-name="Table_20_Contents">Visible</text:p>
          </table:table-cell>
          <table:table-cell table:style-name="Table1.A1" office:value-type="string">
            <text:p text:style-name="Table_20_Contents">Hidden</text:p>
          </table:table-cell>
        </table:table-row>
        <table:table-row>
          <table:table-cell table:style-name="Table1.A1" office:value-type="string">
            <text:p text:style-name="Table_20_Contents">Security</text:p>
          </table:table-cell>
          <table:table-cell table:style-name="Table1.A1" office:value-type="string">
            <text:p text:style-name="Table_20_Contents">Less secure</text:p>
          </table:table-cell>
          <table:table-cell table:style-name="Table1.A1" office:value-type="string">
            <text:p text:style-name="Table_20_Contents">More secure</text:p>
          </table:table-cell>
        </table:table-row>
        <table:table-row>
          <table:table-cell table:style-name="Table1.A1" office:value-type="string">
            <text:p text:style-name="Table_20_Contents">Use case</text:p>
          </table:table-cell>
          <table:table-cell table:style-name="Table1.A1" office:value-type="string">
            <text:p text:style-name="Table_20_Contents">Search, filters</text:p>
          </table:table-cell>
          <table:table-cell table:style-name="Table1.A1" office:value-type="string">
            <text:p text:style-name="Table_20_Contents">Forms, login, sensitive data</text:p>
          </table:table-cell>
        </table:table-row>
        <table:table-row>
          <table:table-cell table:style-name="Table1.A1" office:value-type="string">
            <text:p text:style-name="Table_20_Contents">Data limit</text:p>
          </table:table-cell>
          <table:table-cell table:style-name="Table1.A1" office:value-type="string">
            <text:p text:style-name="Table_20_Contents">Limited</text:p>
          </table:table-cell>
          <table:table-cell table:style-name="Table1.A1" office:value-type="string">
            <text:p text:style-name="Table_20_Contents">Large amount of data</text:p>
          </table:table-cell>
        </table:table-row>
      </table:table>
      <text:p text:style-name="Horizontal_20_Line"/>
      <text:h text:style-name="Heading_20_2" text:outline-level="2">🧠 <text:span text:style-name="Strong_20_Emphasis">11. Common Mistakes</text:span></text:h>
      <text:p text:style-name="Text_20_body">❌ Forgetting to use <text:span text:style-name="Source_20_Text">method="post"</text:span> in form.<text:line-break/>❌ Not validating user input.<text:line-break/>❌ Using <text:span text:style-name="Source_20_Text">$_GET</text:span> for passwords.<text:line-break/>❌ Allowing file uploads without checking file type.<text:line-break/>❌ Displaying raw user input without <text:span text:style-name="Source_20_Text">htmlspecialchars()</text:span>.</text:p>
      <text:p text:style-name="Horizontal_20_Line"/>
      <text:h text:style-name="Heading_20_2" text:outline-level="2">📝 <text:span text:style-name="Strong_20_Emphasis">12. Summary</text:span></text:h>
      <text:list xml:id="list1788098988" text:style-name="L7">
        <text:list-item>
          <text:p text:style-name="P8">Forms help to collect data from users.</text:p>
        </text:list-item>
        <text:list-item>
          <text:p text:style-name="P8">PHP handles form data using <text:span text:style-name="Source_20_Text">$_POST</text:span> and <text:span text:style-name="Source_20_Text">$_FILES</text:span>.</text:p>
        </text:list-item>
        <text:list-item>
          <text:p text:style-name="P8">Validation ensures correct data.</text:p>
        </text:list-item>
        <text:list-item>
          <text:p text:style-name="P8">Sanitization prevents XSS attacks.</text:p>
        </text:list-item>
        <text:list-item>
          <text:p text:style-name="P8">CSRF tokens prevent fake submissions.</text:p>
        </text:list-item>
        <text:list-item>
          <text:p text:style-name="P8">Use PDO or MySQLi prepared statements for secure database work.</text:p>
        </text:list-item>
        <text:list-item>
          <text:p text:style-name="P8"><text:soft-page-break/>Always validate, sanitize, and secure all inputs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0-10T16:07:06.848000000</meta:creation-date>
    <dc:date>2025-10-10T17:03:02.142000000</dc:date>
    <meta:editing-duration>PT25M20S</meta:editing-duration>
    <meta:editing-cycles>1</meta:editing-cycles>
    <meta:document-statistic meta:table-count="1" meta:image-count="0" meta:object-count="0" meta:page-count="5" meta:paragraph-count="119" meta:word-count="572" meta:character-count="4033" meta:non-whitespace-character-count="3521"/>
    <meta:generator>Neat_Office/6.2.8.2$Windows_x86 LibreOffice_project/</meta:generator>
  </office:meta>
</office:document-meta>
</file>